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6c1e5" officeooo:paragraph-rsid="00127dc2"/>
    </style:style>
    <style:style style:name="P2" style:family="paragraph" style:parent-style-name="Text_20_body">
      <style:paragraph-properties fo:text-align="start" style:justify-single-word="false"/>
      <style:text-properties fo:language="en" fo:country="US" fo:font-weight="normal" officeooo:rsid="01b25537" officeooo:paragraph-rsid="00127dc2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en" fo:country="US" fo:font-weight="normal" officeooo:rsid="01612860" officeooo:paragraph-rsid="00127dc2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language="en" fo:country="US" fo:font-weight="normal" officeooo:rsid="01bfc66e" officeooo:paragraph-rsid="00127dc2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en" fo:country="US" fo:font-weight="normal" officeooo:rsid="01b31273" officeooo:paragraph-rsid="00127dc2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en" fo:country="US" fo:font-weight="normal" officeooo:rsid="01b5dac7" officeooo:paragraph-rsid="00127dc2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en" fo:country="US" fo:font-weight="normal" officeooo:rsid="01a47339" officeooo:paragraph-rsid="00127dc2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en" fo:country="US" fo:font-weight="normal" officeooo:rsid="01b797e0" officeooo:paragraph-rsid="00127dc2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language="en" fo:country="US" fo:font-weight="normal" officeooo:rsid="0175a85f" officeooo:paragraph-rsid="00127dc2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language="en" fo:country="US" fo:font-weight="normal" officeooo:rsid="0175c5fa" officeooo:paragraph-rsid="00127dc2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en" fo:country="US" fo:font-weight="normal" officeooo:rsid="01bae225" officeooo:paragraph-rsid="00127dc2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en" fo:country="US" fo:font-weight="normal" officeooo:rsid="01ab7c47" officeooo:paragraph-rsid="00127dc2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language="en" fo:country="US" fo:font-weight="normal" officeooo:rsid="01a5af61" officeooo:paragraph-rsid="00127dc2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language="en" fo:country="US" fo:font-weight="normal" officeooo:rsid="01663c4c" officeooo:paragraph-rsid="00127dc2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language="en" fo:country="US" fo:font-weight="normal" officeooo:rsid="0174e96e" officeooo:paragraph-rsid="00127dc2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language="en" fo:country="US" officeooo:rsid="0174e96e" officeooo:paragraph-rsid="00127dc2"/>
    </style:style>
    <style:style style:name="T1" style:family="text">
      <style:text-properties officeooo:rsid="01b31273"/>
    </style:style>
    <style:style style:name="T2" style:family="text">
      <style:text-properties officeooo:rsid="01b5dac7"/>
    </style:style>
    <style:style style:name="T3" style:family="text">
      <style:text-properties officeooo:rsid="01bfc66e"/>
    </style:style>
    <style:style style:name="T4" style:family="text">
      <style:text-properties officeooo:rsid="01b797e0"/>
    </style:style>
    <style:style style:name="T5" style:family="text">
      <style:text-properties officeooo:rsid="01b93154"/>
    </style:style>
    <style:style style:name="T6" style:family="text">
      <style:text-properties officeooo:rsid="01bae225"/>
    </style:style>
    <style:style style:name="T7" style:family="text">
      <style:text-properties officeooo:rsid="01bc98f6"/>
    </style:style>
    <style:style style:name="T8" style:family="text">
      <style:text-properties officeooo:rsid="01be16c7"/>
    </style:style>
    <style:style style:name="T9" style:family="text">
      <style:text-properties officeooo:rsid="01ad6134"/>
    </style:style>
    <style:style style:name="T10" style:family="text">
      <style:text-properties officeooo:rsid="01bd248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bd248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 var_name type value</text:p>
      <text:p text:style-name="P2"/>
      <text:p text:style-name="P3">ADD <text:span text:style-name="T1">var_name value</text:span></text:p>
      <text:p text:style-name="P3">ADD <text:span text:style-name="T1">var_name var_name</text:span></text:p>
      <text:p text:style-name="P4">Sets OF</text:p>
      <text:p text:style-name="P3"><text:line-break/>SUB <text:span text:style-name="T1">var_name value</text:span></text:p>
      <text:p text:style-name="P3">SUB <text:span text:style-name="T1">var_name var_name</text:span></text:p>
      <text:p text:style-name="P4">Sets OF</text:p>
      <text:p text:style-name="P3"><text:line-break/>MUL <text:span text:style-name="T1">var_name value</text:span></text:p>
      <text:p text:style-name="P3">MUL <text:span text:style-name="T1">var_name var_name</text:span></text:p>
      <text:p text:style-name="P4">Sets OF</text:p>
      <text:p text:style-name="P3"><text:line-break/>DIV <text:span text:style-name="T1">var_name value</text:span></text:p>
      <text:p text:style-name="P5">DIV var_name var_name</text:p>
      <text:p text:style-name="P4">Sets DIV0</text:p>
      <text:p text:style-name="P3"/>
      <text:p text:style-name="P3">MOD <text:span text:style-name="T1">var_name value</text:span></text:p>
      <text:p text:style-name="P3">MOD <text:span text:style-name="T1">var_name var_name</text:span></text:p>
      <text:p text:style-name="P3"><text:line-break/>REM <text:span text:style-name="T2">var_name value</text:span></text:p>
      <text:p text:style-name="P6">REM var_name var_name</text:p>
      <text:p text:style-name="P7"/>
      <text:p text:style-name="P7">LABEL <text:span text:style-name="T2">label_name</text:span></text:p>
      <text:p text:style-name="P3"/>
      <text:p text:style-name="P8"><text:span text:style-name="T3">[</text:span>EQ var_name value</text:p>
      <text:p text:style-name="P8">EQ var_name var_name</text:p>
      <text:p text:style-name="P8"/>
      <text:p text:style-name="P3">GT <text:span text:style-name="T4">var_name value</text:span></text:p>
      <text:p text:style-name="P3">GT <text:span text:style-name="T4">var_name var_name</text:span></text:p>
      <text:p text:style-name="P3"/>
      <text:p text:style-name="P3">LT <text:span text:style-name="T4">var_name value</text:span></text:p>
      <text:p text:style-name="P8"><text:soft-page-break/>LT var_name var_name<text:span text:style-name="T3">]</text:span></text:p>
      <text:p text:style-name="P8"/>
      <text:p text:style-name="P9">JMP <text:span text:style-name="T4">label_name</text:span></text:p>
      <text:p text:style-name="P10"/>
      <text:p text:style-name="P3">NOT <text:span text:style-name="T4">var_name</text:span></text:p>
      <text:p text:style-name="P3"/>
      <text:p text:style-name="P3">AND <text:span text:style-name="T5">var_name value</text:span></text:p>
      <text:p text:style-name="P3">AND <text:span text:style-name="T5">var_name var_name</text:span></text:p>
      <text:p text:style-name="P3"><text:line-break/>OR <text:span text:style-name="T5">var_name value</text:span></text:p>
      <text:p text:style-name="P3">OR <text:span text:style-name="T5">var_name var_name</text:span></text:p>
      <text:p text:style-name="P3"/>
      <text:p text:style-name="P3"/>
      <text:p text:style-name="P3">XOR <text:span text:style-name="T5">var_name </text:span><text:span text:style-name="T6">value</text:span></text:p>
      <text:p text:style-name="P11">XOR var_name var_name</text:p>
      <text:p text:style-name="P3"/>
      <text:p text:style-name="P12">SHL <text:span text:style-name="T7">var_name value</text:span></text:p>
      <text:p text:style-name="P12">SHL <text:span text:style-name="T7">var_name var_name</text:span></text:p>
      <text:p text:style-name="P12"/>
      <text:p text:style-name="P12">SHR <text:span text:style-name="T7">var_name value</text:span></text:p>
      <text:p text:style-name="P12">SHR <text:span text:style-name="T7">var_name var_name</text:span></text:p>
      <text:p text:style-name="P12"/>
      <text:p text:style-name="P13">FN <text:span text:style-name="T8">ret_type </text:span><text:span text:style-name="T9">function_name<text:tab/>arg_type arg_value arg_type arg_value …</text:span></text:p>
      <text:p text:style-name="P14">CALL <text:span text:style-name="T10">function_name<text:tab/></text:span><text:span text:style-name="T8">arg_value arg_value arg_value</text:span></text:p>
      <text:p text:style-name="P14"/>
      <text:p text:style-name="P15">RET <text:span text:style-name="T10">ret_value</text:span></text:p>
      <text:p text:style-name="P15">RET <text:span text:style-name="T10">ret_value err_enum</text:span></text:p>
      <text:p text:style-name="P16"><text:span text:style-name="T11">RET </text:span><text:span text:style-name="T12">ret_value err_enum err_struc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20:24:51.227469905</meta:creation-date>
    <dc:date>2022-12-28T20:25:06.263795238</dc:date>
    <meta:editing-duration>PT16S</meta:editing-duration>
    <meta:editing-cycles>1</meta:editing-cycles>
    <meta:document-statistic meta:table-count="0" meta:image-count="0" meta:object-count="0" meta:page-count="2" meta:paragraph-count="41" meta:word-count="124" meta:character-count="821" meta:non-whitespace-character-count="733"/>
    <meta:generator>LibreOffice/7.0.4.2$Linux_X86_64 LibreOffice_project/00$Build-2</meta:generator>
  </office:meta>
</office:document-meta>
</file>